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bf0041"/>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8.30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4.0823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8">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8">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8">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8">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8">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8">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conductor, superconducting electrons</text:p>
          </table:table-cell>
          <table:table-cell office:value-type="string" calcext:value-type="string">
            <text:p>کامل موصل، کامل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8">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17">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6: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3">00/00/0000</text:date>, <text:time style:data-style-name="N2" text:time-value="08:11:00.5853160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23T12:12:04.051061593</dc:date>
    <meta:editing-duration>P101DT22H10M19S</meta:editing-duration>
    <meta:editing-cycles>4494</meta:editing-cycles>
    <meta:generator>LibreOffice/6.4.7.2$Linux_X86_64 LibreOffice_project/40$Build-2</meta:generator>
    <meta:document-statistic meta:table-count="3" meta:cell-count="707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